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640000004AD9D5D41FC6EB73B9E.png" manifest:media-type="image/png"/>
  <manifest:file-entry manifest:full-path="Pictures/1000020100000640000004ADD25B412A866E09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1-title">
      <style:graphic-properties draw:auto-grow-height="true" fo:min-height="2.4cm"/>
      <style:paragraph-properties style:writing-mode="lr-tb"/>
    </style:style>
    <style:style style:name="pr2" style:family="presentation" style:parent-style-name="LushGreen1-outline1">
      <style:graphic-properties fo:min-height="11.93cm"/>
      <style:paragraph-properties style:writing-mode="lr-tb"/>
    </style:style>
    <style:style style:name="pr3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ushGreen2-title">
      <style:graphic-properties draw:auto-grow-height="true" fo:min-height="2.4cm"/>
      <style:paragraph-properties style:writing-mode="lr-tb"/>
    </style:style>
    <style:style style:name="pr5" style:family="presentation" style:parent-style-name="LushGreen2-outline1">
      <style:graphic-properties fo:min-height="11.93cm"/>
      <style:paragraph-properties style:writing-mode="lr-tb"/>
    </style:style>
    <style:style style:name="pr6" style:family="presentation" style:parent-style-name="LushGreen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c9211e"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25.199cm" svg:height="2.4cm" svg:x="1.4cm" svg:y="0.2cm" presentation:class="title">
          <draw:text-box>
            <text:p>SQL (Structured Query Language)</text:p>
          </draw:text-box>
        </draw:frame>
        <draw:frame presentation:style-name="pr2" draw:text-style-name="P1" draw:layer="layout" svg:width="25.015cm" svg:height="13.886cm" svg:x="1.401cm" svg:y="4.914cm" presentation:class="outline" presentation:user-transformed="true">
          <draw:text-box>
            <text:list text:style-name="L2">
              <text:list-item>
                <text:p>DDL (Data Definition <text:s/>Language)</text:p>
              </text:list-item>
            </text:list>
            <text:list text:style-name="L3">
              <text:list-item>
                <text:list>
                  <text:list-item>
                    <text:p><text:span text:style-name="T1">테이블 구조를 정의</text:span></text:p>
                  </text:list-item>
                  <text:list-item>
                    <text:p><text:span text:style-name="T1">CREATE, DROP, ALTER</text:span></text:p>
                    <text:p><text:span text:style-name="T1"/></text:p>
                  </text:list-item>
                </text:list>
              </text:list-item>
            </text:list>
            <text:list text:style-name="L2">
              <text:list-item>
                <text:p>DML (Data Manipulation Language)</text:p>
              </text:list-item>
            </text:list>
            <text:list text:style-name="L3">
              <text:list-item>
                <text:list>
                  <text:list-item>
                    <text:p><text:span text:style-name="T1">데이터 입</text:span><text:span text:style-name="T1">/</text:span><text:span text:style-name="T1">출력</text:span></text:p>
                  </text:list-item>
                  <text:list-item>
                    <text:p><text:span text:style-name="T1">INSERT, DELETE, UPDATE, </text:span><text:span text:style-name="T2">SELECT (DQL)</text:span></text:p>
                    <text:p><text:span text:style-name="T1"/></text:p>
                  </text:list-item>
                </text:list>
              </text:list-item>
            </text:list>
            <text:list text:style-name="L2">
              <text:list-item>
                <text:p>DCL (Data Control Language)</text:p>
              </text:list-item>
            </text:list>
            <text:list text:style-name="L3">
              <text:list-item>
                <text:list>
                  <text:list-item>
                    <text:p><text:span text:style-name="T1">데이터 입</text:span><text:span text:style-name="T1">/</text:span><text:span text:style-name="T1">출력 관리</text:span><text:span text:style-name="T1">, </text:span><text:span text:style-name="T1">사용자 관리</text:span></text:p>
                  </text:list-item>
                  <text:list-item>
                    <text:p><text:span text:style-name="T1">TRANSACTION, COMMIT, GRANT, REVO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4" draw:text-style-name="P1" draw:layer="layout" svg:width="25.199cm" svg:height="2.4cm" svg:x="1.4cm" svg:y="0.2cm" presentation:class="title">
          <draw:text-box>
            <text:p>Database 종류</text:p>
          </draw:text-box>
        </draw:frame>
        <draw:frame presentation:style-name="pr5" draw:text-style-name="P3" draw:layer="layout" svg:width="12.297cm" svg:height="13.886cm" svg:x="1.4cm" svg:y="4.914cm" presentation:class="outline" presentation:user-transformed="true">
          <draw:text-box>
            <text:list text:style-name="L2">
              <text:list-item>
                <text:p><text:span text:style-name="T3">SQLite</text:span></text:p>
              </text:list-item>
            </text:list>
            <text:list text:style-name="L3">
              <text:list-item>
                <text:list>
                  <text:list-item>
                    <text:p><text:span text:style-name="T1">파일단위</text:span></text:p>
                  </text:list-item>
                  <text:list-item>
                    <text:p><text:span text:style-name="T1">1</text:span><text:span text:style-name="T1">개파일 </text:span><text:span text:style-name="T1">= 1</text:span><text:span text:style-name="T1">개 데이터베이스</text:span></text:p>
                    <text:p><text:span text:style-name="T1"/></text:p>
                  </text:list-item>
                </text:list>
              </text:list-item>
            </text:list>
            <text:list text:style-name="L2">
              <text:list-item>
                <text:p><text:span text:style-name="T3">테이블 목록</text:span></text:p>
              </text:list-item>
            </text:list>
            <text:list text:style-name="L3">
              <text:list-item>
                <text:list>
                  <text:list-item>
                    <text:p><text:span text:style-name="T1">.tables</text:span></text:p>
                    <text:p><text:span text:style-name="T1"/></text:p>
                  </text:list-item>
                </text:list>
              </text:list-item>
            </text:list>
            <text:list text:style-name="L2">
              <text:list-item>
                <text:p><text:span text:style-name="T3">테이블 구조</text:span></text:p>
              </text:list-item>
            </text:list>
            <text:list text:style-name="L3">
              <text:list-item>
                <text:list>
                  <text:list-item>
                    <text:p><text:span text:style-name="T1">.schema ...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297cm" svg:height="13.886cm" svg:x="14.313cm" svg:y="4.914cm" presentation:class="outline" presentation:user-transformed="true">
          <draw:text-box>
            <text:list text:style-name="L2">
              <text:list-item>
                <text:p text:style-name="P1"><text:span text:style-name="T3">Mariadb / </text:span><text:span text:style-name="T3">MySQL / </text:span><text:span text:style-name="T3">Oracle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서버</text:span><text:span text:style-name="T4">, </text:span><text:span text:style-name="T4">클라이언트 </text:span><text:span text:style-name="T4">모델</text:span></text:p>
                  </text:list-item>
                  <text:list-item>
                    <text:p text:style-name="P1"><text:span text:style-name="T4">IP, Port, ID / </text:span><text:span text:style-name="T4">PW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3">데이터베이스 </text:span><text:span text:style-name="T3">목록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SHOW </text:span><text:span text:style-name="T4">DATABASES;</text:span></text:p>
                    <text:p text:style-name="P1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3">테이블 목록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SHOW </text:span><text:span text:style-name="T4">TABLES;</text:span></text:p>
                    <text:p text:style-name="P1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3">테이블 구조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SHOW </text:span><text:span text:style-name="T4">CREATE </text:span><text:span text:style-name="T4">TABLE … 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25.199cm" svg:height="2.4cm" svg:x="1.4cm" svg:y="0.2cm" presentation:class="title">
          <draw:text-box>
            <text:p>DQL (Data Query Language)</text:p>
          </draw:text-box>
        </draw:frame>
        <draw:frame presentation:style-name="pr2" draw:text-style-name="P1" draw:layer="layout" svg:width="25.015cm" svg:height="13.886cm" svg:x="1.401cm" svg:y="4.914cm" presentation:class="outline" presentation:user-transformed="true">
          <draw:text-box>
            <text:list text:style-name="L2">
              <text:list-item>
                <text:p>SELECT … FROM … ;</text:p>
              </text:list-item>
            </text:list>
            <text:list text:style-name="L3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  <text:list text:style-name="L2">
              <text:list-item>
                <text:p>SELECT DISTINCT … FROM … ; </text:p>
              </text:list-item>
            </text:list>
            <text:list text:style-name="L3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  <text:list text:style-name="L2">
              <text:list-item>
                <text:p>SELECT … FROM … ORDER BY … ;</text:p>
              </text:list-item>
            </text:list>
            <text:list text:style-name="L3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  <text:list text:style-name="L2">
              <text:list-item>
                <text:p>SELECT … FROM … LIMIT … ;</text:p>
              </text:list-item>
            </text:list>
            <text:list text:style-name="L3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  <text:list text:style-name="L2">
              <text:list-item>
                <text:p>SELECT … FROM … GROUP BY … ;</text:p>
              </text:list-item>
            </text:list>
            <text:list text:style-name="L3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  <text:list text:style-name="L2">
              <text:list-item>
                <text:p>SELECT … FROM … JOIN … ON … = … ; 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2" draw:text-style-name="P5" draw:layer="layout" svg:width="6.586cm" svg:height="4.466cm" svg:x="20.574cm" svg:y="4.878cm" presentation:class="outline" presentation:user-transformed="true">
          <draw:text-box>
            <text:list text:style-name="L3">
              <text:list-item>
                <text:p><text:span text:style-name="T1">COUNT( )</text:span></text:p>
              </text:list-item>
              <text:list-item>
                <text:p><text:span text:style-name="T1">SUM (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1:38:06.346789763</meta:creation-date>
    <meta:editing-duration>PT53M2S</meta:editing-duration>
    <meta:editing-cycles>20</meta:editing-cycles>
    <meta:generator>LibreOffice/6.4.7.2$Linux_X86_64 LibreOffice_project/40$Build-2</meta:generator>
    <dc:title>Lush Green</dc:title>
    <dc:date>2022-09-16T16:05:53.009841499</dc:date>
    <meta:document-statistic meta:object-count="68"/>
  </office:meta>
</office:document-meta>
</file>